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900d9" officeooo:paragraph-rsid="000900d9"/>
    </style:style>
    <style:style style:name="P2" style:family="paragraph" style:parent-style-name="Standard">
      <style:text-properties officeooo:rsid="000e022f" officeooo:paragraph-rsid="000e022f"/>
    </style:style>
    <style:style style:name="T1" style:family="text">
      <style:text-properties officeooo:rsid="000a313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gramacion Logica </text:p>
      <text:p text:style-name="P1">Clase 4 – 5/4/2021</text:p>
      <text:p text:style-name="P1"/>
      <text:p text:style-name="P1">Estructuras iterativas – </text:p>
      <text:p text:style-name="P1">FOR</text:p>
      <text:p text:style-name="P1">DO-WHLE</text:p>
      <text:p text:style-name="P1">WHIL<text:span text:style-name="T1">E</text:span></text:p>
      <text:p text:style-name="P1"/>
      <text:p text:style-name="P2">Subir solo el Archivo .cs para la entrega de Ejercicios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05T19:24:04.966112284</meta:creation-date>
    <dc:date>2021-04-05T21:58:24.055083209</dc:date>
    <meta:editing-duration>PT9M1S</meta:editing-duration>
    <meta:editing-cycles>3</meta:editing-cycles>
    <meta:generator>LibreOffice/6.4.6.2$Linux_X86_64 LibreOffice_project/40$Build-2</meta:generator>
    <meta:document-statistic meta:table-count="0" meta:image-count="0" meta:object-count="0" meta:page-count="1" meta:paragraph-count="7" meta:word-count="20" meta:character-count="134" meta:non-whitespace-character-count="117"/>
  </office:meta>
</office:document-meta>
</file>